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, Arial, 'Helvetica Neue'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89e71" officeooo:paragraph-rsid="00189e71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quitetura de Software: Camada Service<text:tab/><text:tab/><text:tab/><text:tab/><text:tab/><text:tab/><text:tab/>12/01/2023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, Arial, 'Helvetica Neue'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2T15:11:18.968281696</meta:creation-date>
    <dc:date>2023-01-12T15:12:35.348862810</dc:date>
    <meta:editing-duration>PT1M17S</meta:editing-duration>
    <meta:editing-cycles>1</meta:editing-cycles>
    <meta:document-statistic meta:table-count="0" meta:image-count="0" meta:object-count="0" meta:page-count="1" meta:paragraph-count="1" meta:word-count="6" meta:character-count="56" meta:non-whitespace-character-count="45"/>
    <meta:generator>LibreOffice/7.3.6.2$Linux_X86_64 LibreOffice_project/30$Build-2</meta:generator>
  </office:meta>
</office:document-meta>
</file>